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list-style-name="L1">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vidad 14. - Compilación JIT. Grupo B.</text:p>
      <text:p text:style-name="P1"/>
      <text:p text:style-name="P2">Localizar el uso de JIT en la actualidad. ¿Se usa en máquinas virtuales Java? ¿Y en Python?</text:p>
      <text:p text:style-name="P2"/>
      <text:p text:style-name="P2">“Just in time”, significa “Justo a tiempo”. Es una filosofía que define la forma en que debería optimizarse un sistema de producción.</text:p>
      <text:p text:style-name="P2">Se trata de entregar materias primas o componentes a la línea de fabricación de forma que lleguen</text:p>
      <text:p text:style-name="P2">justo a tiempo a medida que son necesarios.</text:p>
      <text:p text:style-name="P2"/>
      <text:p text:style-name="P2">JIT tiene 4 objetivos esenciales:</text:p>
      <text:p text:style-name="P2"/>
      <text:list xml:id="list4516589319151002518" text:style-name="L1">
        <text:list-item>
          <text:p text:style-name="P3">Poner en evidencia los problemas fundamentales.</text:p>
        </text:list-item>
        <text:list-item>
          <text:p text:style-name="P3">Eliminar despilfarros.</text:p>
        </text:list-item>
        <text:list-item>
          <text:p text:style-name="P3">Buscar la simplicidad.</text:p>
        </text:list-item>
        <text:list-item>
          <text:p text:style-name="P3">Diseñar sistemas para identificar problemas.</text:p>
        </text:list-item>
      </text:list>
      <text:p text:style-name="P2"/>
      <text:p text:style-name="P2">En Java:</text:p>
      <text:p text:style-name="P2">Mejora el rendimiento de aplicaciones Java compilando códigos de bytes en código máquina nativo en tiempo de ejecución. La maquina virtual Java (JVM) carga los archivos de clases, determina la semántica de cada código de bytes individual y realiza el cálculo oportuno.</text:p>
      <text:p text:style-name="P2"/>
      <text:p text:style-name="P2">Cuando la máquina virtual Java se inicia por primera vez, llama a miles de métodos*. Compilar todos estos métodos puede tener un impacto considerable sobre el tiempo de inicio, aunque el programa consiga un rendimiento máximo muy bueno.</text:p>
      <text:p text:style-name="P2"/>
      <text:p text:style-name="P2">Método: es una subrutina cuya código es definido en una clase y puede pertenecer tanto a una clase, como es el caso de los métodos de clase o estáticos, como a un objeto, como es el caso de los métodos de instancia.</text:p>
      <text:p text:style-name="P2"/>
      <text:p text:style-name="P2">En Python:</text:p>
      <text:p text:style-name="P2"/>
      <text:p text:style-name="P2">Se utiliza pero el rendimiento no es el mismo que en Java y normalmente se utiliza en páginas virtuales pero no tiene tanto uso como con Jav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ito Jódar Álvarez</meta:initial-creator>
    <meta:creation-date>2019-11-15T12:09:01</meta:creation-date>
    <dc:date>2019-11-24T17:06:12</dc:date>
    <dc:creator>Benito Jódar Álvarez</dc:creator>
    <meta:editing-duration>PT26M1S</meta:editing-duration>
    <meta:editing-cycles>2</meta:editing-cycles>
    <meta:generator>OpenOffice/4.1.7$Unix OpenOffice.org_project/417m1$Build-9800</meta:generator>
    <meta:document-statistic meta:table-count="0" meta:image-count="0" meta:object-count="0" meta:page-count="1" meta:paragraph-count="16" meta:word-count="250" meta:character-count="1456"/>
  </office:meta>
</office:document-meta>
</file>